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4.251cm" fo:margin-left="-0.044cm" fo:margin-top="0cm" fo:margin-bottom="0cm" table:align="left" style:writing-mode="lr-tb"/>
    </style:style>
    <style:style style:name="Tabulka1.A" style:family="table-column">
      <style:table-column-properties style:column-width="4.108cm"/>
    </style:style>
    <style:style style:name="Tabulka1.B" style:family="table-column">
      <style:table-column-properties style:column-width="0.14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background-color="#ffffff" fo:padding="0.026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Calibri1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Calibri" style:font-name-complex="Calibri1" style:font-size-complex="11pt"/>
    </style:style>
    <style:style style:name="P5" style:family="paragraph" style:parent-style-name="Standard_20__28_user_29_">
      <style:paragraph-properties fo:margin-top="0cm" fo:margin-bottom="0cm" loext:contextual-spacing="false" fo:line-height="100%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_20__28_user_29_">
      <style:paragraph-properties fo:margin-top="0cm" fo:margin-bottom="0cm" loext:contextual-spacing="false" fo:line-height="100%"/>
      <style:text-properties fo:font-weight="bold" style:language-asian="cs" style:country-asian="CZ" style:font-weight-asian="bold" style:font-name-complex="Times New Roman1"/>
    </style:style>
    <style:style style:name="P9" style:family="paragraph" style:parent-style-name="Standard_20__28_user_29_">
      <style:paragraph-properties fo:margin-top="0cm" fo:margin-bottom="0cm" loext:contextual-spacing="false" fo:line-height="100%"/>
      <style:text-properties style:language-asian="cs" style:country-asian="CZ" style:font-name-complex="Times New Roman1"/>
    </style:style>
    <style:style style:name="P10" style:family="paragraph" style:parent-style-name="Standard_20__28_user_29_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1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-0.501cm" style:auto-text-indent="false"/>
      <style:text-properties style:language-asian="cs" style:country-asian="CZ" style:font-name-complex="Times New Roman1"/>
    </style:style>
    <style:style style:name="P12" style:family="paragraph" style:parent-style-name="List_20_Paragraph" style:list-style-name="WWNum9">
      <style:paragraph-properties fo:margin-left="0.501cm" fo:margin-right="0cm" fo:text-align="justify" style:justify-single-word="false" fo:text-indent="-0.501cm" style:auto-text-indent="false"/>
    </style:style>
    <style:style style:name="P13" style:family="paragraph" style:parent-style-name="List_20_Paragraph" style:list-style-name="WWNum7">
      <style:paragraph-properties fo:margin-left="0.501cm" fo:margin-right="0cm" fo:text-align="justify" style:justify-single-word="false" fo:text-indent="-0.501cm" style:auto-text-indent="false"/>
    </style:style>
    <style:style style:name="P14" style:family="paragraph" style:parent-style-name="List_20_Paragraph" style:list-style-name="WWNum5">
      <style:paragraph-properties fo:margin-left="0.501cm" fo:margin-right="0cm" fo:text-align="justify" style:justify-single-word="false" fo:text-indent="-0.501cm" style:auto-text-indent="false"/>
    </style:style>
    <style:style style:name="T1" style:family="text">
      <style:text-properties fo:font-size="12pt" fo:font-weight="bold" style:font-size-asian="12pt" style:language-asian="cs" style:country-asian="CZ" style:font-weight-asian="bold" style:font-name-complex="Times New Roman1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style:font-name="Calibri" fo:font-weight="bold" style:font-weight-asian="bold" style:font-name-complex="Calibri1" style:font-size-complex="11pt"/>
    </style:style>
    <style:style style:name="T4" style:family="text">
      <style:text-properties style:font-name="Calibri" style:font-name-complex="Calibri1" style:font-size-complex="11pt"/>
    </style:style>
    <style:style style:name="T5" style:family="text">
      <style:text-properties style:font-name="Calibri" style:font-size-complex="11pt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fo:font-weight="bold" style:language-asian="cs" style:country-asian="CZ" style:font-weight-asian="bold" style:font-name-complex="Times New Roman1" style:font-weight-complex="bold"/>
    </style:style>
    <style:style style:name="T8" style:family="text">
      <style:text-properties style:font-name-complex="Times New Roman1"/>
    </style:style>
    <style:style style:name="T9" style:family="text">
      <style:text-properties style:font-name-complex="Calibri1"/>
    </style:style>
    <style:style style:name="T10" style:family="text">
      <style:text-properties style:language-asian="cs" style:country-asian="CZ" style:font-name-complex="Times New Roman1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rovací smlouva</text:span></text:p>
      <text:p text:style-name="P3"><text:span text:style-name="T3">Systemický institut, s.r.o.</text:span></text:p>
      <text:p text:style-name="P3"><text:span text:style-name="T3">Břehová 1</text:span></text:p>
      <text:p text:style-name="P3"><text:span text:style-name="T3">Praha 1 – Staré Město</text:span></text:p>
      <text:p text:style-name="P3"><text:span text:style-name="T4">Bankovní spojení: č. ú. <text:s/>????????????????</text:span></text:p>
      <text:p text:style-name="P3"><text:span text:style-name="T4">Zastoupena: Ing. Klára Lauritzenová, jednatelka</text:span></text:p>
      <text:p text:style-name="P3"><text:span text:style-name="T4">(jako „</text:span><text:span text:style-name="T3">dárce</text:span><text:span text:style-name="T4">“)</text:span></text:p>
      <text:p text:style-name="P4"/>
      <text:p text:style-name="P3"><text:span text:style-name="T4">a</text:span></text:p>
      <text:p text:style-name="P4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5"><text:span text:style-name="T6">Česká pirátská strana</text:span></text:p>
          </table:table-cell>
          <table:table-cell table:style-name="Tabulka1.A1" office:value-type="string">
            <text:p text:style-name="P8"/>
          </table:table-cell>
        </table:table-row>
      </table:table>
      <text:p text:style-name="P5"><text:span text:style-name="T8">IČO </text:span><text:span text:style-name="T6">71339698</text:span></text:p>
      <text:p text:style-name="P5"><text:span text:style-name="T8">Řehořova 943/19</text:span></text:p>
      <text:p text:style-name="P5"><text:span text:style-name="T8">130 00 Praha 3</text:span></text:p>
      <text:p text:style-name="P5"><text:span text:style-name="T8">Bankovní spojení: 2100048174/2010, var. symbol 190100 - volební kampaň Praha</text:span></text:p>
      <text:p text:style-name="P5"><text:span text:style-name="T8">Zastoupena: Ivan Bartoš, předseda</text:span></text:p>
      <text:p text:style-name="P3"><text:span text:style-name="T4">(jako „</text:span><text:span text:style-name="T3">obdarovaný</text:span><text:span text:style-name="T4">“)</text:span></text:p>
      <text:p text:style-name="P6"/>
      <text:p text:style-name="P1"><text:span text:style-name="T9">uzavírají dle ust. § 2055 a násl. zákona č. 89/2012 Sb., občanského zákoníku v platném znění tuto darovací smlouvu.</text:span></text:p>
      <text:p text:style-name="P9"/>
      <text:p text:style-name="P6"><text:span text:style-name="T7">Článek I.</text:span><text:bookmark text:name="_Hlk484953157"/></text:p>
      <text:list xml:id="list2764642233807601526" text:style-name="WWNum9">
        <text:list-item>
          <text:p text:style-name="P12"><text:span text:style-name="T9">Dárce prohlašuje, že níže uvedený dar není v rozporu se zákonem a dobrými mravy. Dar poskytuje dárce obdarovanému dobrovolně. S darem dárce nespojuje žádnou protislužbu či jakékoli jiné protiplnění ze strany obdarovaného.</text:span></text:p>
        </text:list-item>
        <text:list-item>
          <text:p text:style-name="P12"><text:span text:style-name="T9">Dárce Systemický institut s.r.o. touto smlouvou daruje obdarované finanční dar ve výši celkem 100 000 Kč. </text:span></text:p>
        </text:list-item>
        <text:list-item>
          <text:p text:style-name="P12"><text:span text:style-name="T9">Dárce prohlašuje, že nepatří mezi právnické osoby, které nesmí být dárci politických stran a hnutí, podle § 18 zákona č. 424/1991 Sb., o sdružování v politických stranách a v politických hnutí. </text:span></text:p>
        </text:list-item>
      </text:list>
      <text:p text:style-name="P2"/>
      <text:p text:style-name="P6"><text:span text:style-name="T7">Článek II.</text:span></text:p>
      <text:list xml:id="list1102795314265982463" text:style-name="WWNum7">
        <text:list-item>
          <text:p text:style-name="P13"><text:span text:style-name="T9">Obdarovaný prohlašuje, že dar přijímá a prohlašuje, že ho použije k dárcem určeným účelům.</text:span></text:p>
        </text:list-item>
        <text:list-item>
          <text:p text:style-name="P13"><text:span text:style-name="T9">Dárce uděluje obdarovanému souhlas ke zveřejnění informací o dárci a o výši jeho daru ve výroční finanční zprávě politické strany, na transparentním bankovním účtu obdarovaného a zveřejnění na webových stránkách obdarovaného.</text:span></text:p>
        </text:list-item>
      </text:list>
      <text:p text:style-name="P2"/>
      <text:p text:style-name="P1"><text:span text:style-name="T7">Článek III.</text:span></text:p>
      <text:list xml:id="list8331448080325808976" text:style-name="WWNum5">
        <text:list-item>
          <text:p text:style-name="P14"><text:span text:style-name="T9">Tuto smlouvu smluvní strany uzavírají po vzájemném projednání a se svobodnou vůlí, nikoliv pod nátlakem, s jejím obsahem souhlasí a na důkaz toho připojují níže své vlastnoruční podpisy.</text:span></text:p>
        </text:list-item>
        <text:list-item>
          <text:p text:style-name="P14"><text:span text:style-name="T9">Jakékoliv změny nebo doplnění této smlouvy jsou možné jen písemně a s podpisem obou smluvních stran. Tato smlouva byla vyhotovena ve dvou originálních vyhotoveních, z nichž každý účastník obdržel po jednom vyhotovení. </text:span></text:p>
        </text:list-item>
      </text:list>
      <text:p text:style-name="P11"/>
      <text:p text:style-name="P7"><text:span text:style-name="T10">V Praze dne 20. června 2017</text:span></text:p>
      <text:p text:style-name="P5"/>
      <text:p text:style-name="P5"/>
      <text:section text:style-name="Sect1" text:name="TextSection">
        <text:p text:style-name="P5">Dárce</text:p>
        <text:p text:style-name="P5">Klára Lauritzenová</text:p>
        <text:p text:style-name="P5">Obdarovaný<text:bookmark text:name="_GoBack"/></text:p>
        <text:p text:style-name="P5">Ivan Bartoš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language="cs" fo:country="CZ" style:letter-kerning="true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List" style:family="paragraph" style:parent-style-name="Text_20_body_20__28_user_29_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a" fo:language="cs" fo:country="CZ" style:letter-kerning="tru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Title" style:family="paragraph" style:parent-style-name="Heading" style:default-outline-level="" style:class="chapter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cs" fo:country="CZ" style:letter-kern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language="cs" fo:country="CZ" fo:font-weight="bold" style:letter-kerning="true" style:font-name-asian="F1" style:font-family-generic-asian="system" style:font-pitch-asian="variable" style:font-size-asian="16pt" style:font-weight-asian="bold" style:font-name-complex="F1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language="cs" fo:country="CZ" fo:font-style="italic" fo:font-weight="bold" style:letter-kerning="true" style:font-name-asian="F1" style:font-family-generic-asian="system" style:font-pitch-asian="variable" style:font-size-asian="14pt" style:font-style-asian="italic" style:font-weight-asian="bold" style:font-name-complex="F1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language="cs" fo:country="CZ" fo:font-weight="bold" style:letter-kerning="true" style:font-name-asian="F1" style:font-family-generic-asian="system" style:font-pitch-asian="variable" style:font-size-asian="13pt" style:font-weight-asian="bold" style:font-name-complex="F1" style:font-family-generic-complex="system" style:font-pitch-complex="variable" style:font-size-complex="13pt" style:font-weight-complex="bold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language="cs" fo:country="CZ" fo:font-weight="bold" style:letter-kerning="true" style:font-name-asian="F1" style:font-family-generic-asian="system" style:font-pitch-asian="variable" style:font-size-asian="16pt" style:font-weight-asian="bold" style:font-name-complex="F1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adpis_20_3_20_Char" style:display-name="Nadpis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nowrap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ody_20_Text_20_Char" style:display-name="Body Text Char" style:family="text" style:parent-style-name="Default_20_Paragraph_20_Font">
      <style:text-properties fo:language="cs" fo:country="CZ" style:letter-kerning="true"/>
    </style:style>
    <style:style style:name="Základní_20_text_20_Char" style:display-name="Základní text Ch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seznamu1" style:display-name="Bez seznamu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51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Šárka</meta:initial-creator>
    <meta:editing-cycles>18</meta:editing-cycles>
    <meta:creation-date>2017-05-13T12:19:00</meta:creation-date>
    <dc:date>2017-09-04T09:58:50.876103095</dc:date>
    <meta:editing-duration>PT1H29M25S</meta:editing-duration>
    <meta:generator>LibreOffice/5.1.6.2$Linux_X86_64 LibreOffice_project/10m0$Build-2</meta:generator>
    <meta:document-statistic meta:table-count="1" meta:image-count="0" meta:object-count="0" meta:page-count="1" meta:paragraph-count="31" meta:word-count="279" meta:character-count="1836" meta:non-whitespace-character-count="159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